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style:font-name="Liberation Sans" fo:color="#780373" fo:font-size="14pt" style:font-size-asian="14pt" style:font-size-complex="14pt"/>
    </style:style>
    <style:style style:name="T3" style:parent-style-name="Absatz-Standardschriftart" style:family="text">
      <style:text-properties style:font-name="Liberation Sans" fo:color="#7030A0" fo:font-size="14pt" style:font-size-asian="14pt" style:font-size-complex="14pt"/>
    </style:style>
    <style:style style:name="T4" style:parent-style-name="Absatz-Standardschriftart" style:family="text">
      <style:text-properties style:font-name="Liberation Sans" fo:color="#999999" fo:font-size="11pt" style:font-size-asian="11pt" style:font-size-complex="11pt"/>
    </style:style>
    <style:style style:name="P5" style:parent-style-name="Listenabsatz" style:family="paragraph">
      <style:paragraph-properties fo:margin-left="0in">
        <style:tab-stops/>
      </style:paragraph-properties>
      <style:text-properties style:font-name="Liberation Sans" fo:font-size="14pt" style:font-size-asian="14pt" style:font-size-complex="14pt"/>
    </style:style>
    <style:style style:name="P6" style:parent-style-name="Standard" style:family="paragraph">
      <style:paragraph-properties fo:line-height="150%"/>
    </style:style>
    <style:style style:name="T7" style:parent-style-name="jlqj4b" style:family="text">
      <style:text-properties style:font-name="Liberation Sans" style:font-name-complex="Times New Roman" fo:color="#780373" fo:font-size="14pt" style:font-size-asian="14pt" style:font-size-complex="14pt"/>
    </style:style>
    <style:style style:name="P8" style:parent-style-name="Standard" style:family="paragraph">
      <style:paragraph-properties fo:line-height="150%"/>
    </style:style>
    <style:style style:name="P9" style:parent-style-name="Standard" style:family="paragraph">
      <style:paragraph-properties fo:line-height="150%"/>
    </style:style>
    <style:style style:name="T10" style:parent-style-name="jlqj4b" style:family="text">
      <style:text-properties style:font-name="Liberation Sans" style:font-name-complex="Times New Roman" fo:font-size="11pt" style:font-size-asian="11pt" style:font-size-complex="11pt"/>
    </style:style>
    <style:style style:name="T11" style:parent-style-name="jlqj4b" style:family="text">
      <style:text-properties style:font-name="Liberation Sans" style:font-name-complex="Times New Roman" fo:font-size="11pt" style:font-size-asian="11pt" style:font-size-complex="11pt"/>
    </style:style>
    <style:style style:name="P12" style:parent-style-name="Listenabsatz" style:list-style-name="LFO3" style:family="paragraph">
      <style:paragraph-properties fo:line-height="150%"/>
    </style:style>
    <style:style style:name="T13" style:parent-style-name="jlqj4b" style:family="text">
      <style:text-properties style:font-name="Liberation Sans" style:font-name-complex="Times New Roman" fo:font-size="11pt" style:font-size-asian="11pt" style:font-size-complex="11pt"/>
    </style:style>
    <style:style style:name="P14" style:parent-style-name="Listenabsatz" style:family="paragraph">
      <style:paragraph-properties fo:line-height="150%"/>
    </style:style>
    <style:style style:name="T15" style:parent-style-name="jlqj4b" style:family="text">
      <style:text-properties style:font-name="Liberation Sans" style:font-name-complex="Times New Roman" fo:font-size="11pt" style:font-size-asian="11pt" style:font-size-complex="11pt"/>
    </style:style>
    <style:style style:name="P16" style:parent-style-name="Listenabsatz" style:list-style-name="LFO3" style:family="paragraph">
      <style:paragraph-properties fo:line-height="150%"/>
    </style:style>
    <style:style style:name="T17" style:parent-style-name="jlqj4b" style:family="text">
      <style:text-properties style:font-name="Liberation Sans" style:font-name-complex="Times New Roman" fo:font-size="11pt" style:font-size-asian="11pt" style:font-size-complex="11pt"/>
    </style:style>
    <style:style style:name="T18" style:parent-style-name="jlqj4b" style:family="text">
      <style:text-properties style:font-name="Liberation Sans" style:font-name-complex="Times New Roman" fo:font-size="11pt" style:font-size-asian="11pt" style:font-size-complex="11pt"/>
    </style:style>
    <style:style style:name="T19" style:parent-style-name="jlqj4b" style:family="text">
      <style:text-properties style:font-name="Liberation Sans" style:font-name-complex="Times New Roman" fo:font-weight="bold" style:font-weight-asian="bold" fo:font-size="11pt" style:font-size-asian="11pt" style:font-size-complex="11pt"/>
    </style:style>
    <style:style style:name="T20" style:parent-style-name="jlqj4b" style:family="text">
      <style:text-properties style:font-name="Liberation Sans" style:font-name-complex="Times New Roman" fo:font-size="11pt" style:font-size-asian="11pt" style:font-size-complex="11pt"/>
    </style:style>
    <style:style style:name="T21" style:parent-style-name="jlqj4b" style:family="text">
      <style:text-properties style:font-name="Liberation Sans" style:font-name-complex="Times New Roman" fo:font-style="italic" style:font-style-asian="italic" fo:color="#ED7D31" fo:font-size="11pt" style:font-size-asian="11pt" style:font-size-complex="11pt"/>
    </style:style>
    <style:style style:name="P22" style:parent-style-name="Standard" style:family="paragraph">
      <style:paragraph-properties fo:line-height="150%" fo:margin-left="0.4902in">
        <style:tab-stops/>
      </style:paragraph-properties>
    </style:style>
    <style:style style:name="T23" style:parent-style-name="jlqj4b" style:family="text">
      <style:text-properties style:font-name="Liberation Sans" style:font-name-complex="Times New Roman" fo:font-size="11pt" style:font-size-asian="11pt" style:font-size-complex="11pt"/>
    </style:style>
    <style:style style:name="T24" style:parent-style-name="jlqj4b" style:family="text">
      <style:text-properties style:font-name="Liberation Sans" style:font-name-complex="Times New Roman" fo:font-size="11pt" style:font-size-asian="11pt" style:font-size-complex="11pt"/>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T27" style:parent-style-name="jlqj4b" style:family="text">
      <style:text-properties style:font-name="Liberation Sans" style:font-name-complex="Times New Roman" fo:font-size="11pt" style:font-size-asian="11pt" style:font-size-complex="11pt"/>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T30" style:parent-style-name="jlqj4b" style:family="text">
      <style:text-properties style:font-name="Liberation Sans" style:font-name-complex="Times New Roman" fo:font-size="11pt" style:font-size-asian="11pt" style:font-size-complex="11pt"/>
    </style:style>
    <style:style style:name="T31" style:parent-style-name="jlqj4b" style:family="text">
      <style:text-properties style:font-name="Liberation Sans" style:font-name-complex="Times New Roman" fo:font-weight="bold" style:font-weight-asian="bold" fo:font-size="11pt" style:font-size-asian="11pt" style:font-size-complex="11pt"/>
    </style:style>
    <style:style style:name="T32" style:parent-style-name="jlqj4b" style:family="text">
      <style:text-properties style:font-name="Liberation Sans" style:font-name-complex="Times New Roman" fo:font-size="11pt" style:font-size-asian="11pt" style:font-size-complex="11pt"/>
    </style:style>
    <style:style style:name="P33" style:parent-style-name="Listenabsatz" style:list-style-name="LFO3" style:family="paragraph">
      <style:paragraph-properties fo:line-height="150%"/>
    </style:style>
    <style:style style:name="T34" style:parent-style-name="jlqj4b" style:family="text">
      <style:text-properties style:font-name="Liberation Sans" style:font-name-complex="Times New Roman" fo:font-size="11pt" style:font-size-asian="11pt" style:font-size-complex="11pt"/>
    </style:style>
    <style:style style:name="P35" style:parent-style-name="Listenabsatz" style:list-style-name="LFO3" style:family="paragraph">
      <style:paragraph-properties fo:line-height="150%"/>
    </style:style>
    <style:style style:name="T36" style:parent-style-name="jlqj4b" style:family="text">
      <style:text-properties style:font-name="Liberation Sans" style:font-name-complex="Times New Roman" fo:font-size="11pt" style:font-size-asian="11pt" style:font-size-complex="11pt"/>
    </style:style>
    <style:style style:name="T37" style:parent-style-name="jlqj4b" style:family="text">
      <style:text-properties style:font-name="Liberation Sans" style:font-name-complex="Times New Roman" fo:font-size="11pt" style:font-size-asian="11pt" style:font-size-complex="11pt"/>
    </style:style>
    <style:style style:name="T38" style:parent-style-name="jlqj4b" style:family="text">
      <style:text-properties style:font-name="Liberation Sans" style:font-name-complex="Times New Roman" fo:font-size="11pt" style:font-size-asian="11pt" style:font-size-complex="11pt"/>
    </style:style>
    <style:style style:name="T39" style:parent-style-name="jlqj4b" style:family="text">
      <style:text-properties style:font-name="Liberation Sans" style:font-name-complex="Times New Roman" fo:font-style="italic" style:font-style-asian="italic" fo:color="#ED7D31" fo:font-size="11pt" style:font-size-asian="11pt" style:font-size-complex="11pt"/>
    </style:style>
    <style:style style:name="T40" style:parent-style-name="jlqj4b" style:family="text">
      <style:text-properties style:font-name="Liberation Sans" style:font-name-complex="Times New Roman" fo:font-size="11pt" style:font-size-asian="11pt" style:font-size-complex="11pt"/>
    </style:style>
    <style:style style:name="P41" style:parent-style-name="Standard" style:family="paragraph">
      <style:paragraph-properties fo:line-height="150%"/>
    </style:style>
    <style:style style:name="T42" style:parent-style-name="jlqj4b" style:family="text">
      <style:text-properties style:font-name="Liberation Sans" style:font-name-complex="Times New Roman" fo:font-size="11pt" style:font-size-asian="11pt" style:font-size-complex="11pt"/>
    </style:style>
    <style:style style:name="T43" style:parent-style-name="jlqj4b" style:family="text">
      <style:text-properties style:font-name="Liberation Sans" style:font-name-complex="Times New Roman" fo:font-size="11pt" style:font-size-asian="11pt" style:font-size-complex="11pt"/>
    </style:style>
    <style:style style:name="P44" style:parent-style-name="Standard" style:family="paragraph">
      <style:paragraph-properties fo:line-height="150%"/>
      <style:text-properties style:font-name="Times New Roman" style:font-name-complex="Times New Roman" fo:color="#595959"/>
    </style:style>
    <style:style style:name="P45" style:parent-style-name="Standard" style:family="paragraph">
      <style:paragraph-properties fo:line-height="150%"/>
    </style:style>
    <style:style style:name="T46" style:parent-style-name="jlqj4b" style:family="text">
      <style:text-properties style:font-name="Liberation Sans" style:font-name-complex="Times New Roman" fo:color="#780373" fo:font-size="14pt" style:font-size-asian="14pt" style:font-size-complex="14pt"/>
    </style:style>
    <style:style style:name="P47" style:parent-style-name="Standard" style:family="paragraph">
      <style:paragraph-properties fo:line-height="150%"/>
    </style:style>
    <style:style style:name="T48" style:parent-style-name="jlqj4b" style:family="text">
      <style:text-properties style:font-name="Liberation Sans" style:font-name-complex="Times New Roman" fo:font-size="11pt" style:font-size-asian="11pt" style:font-size-complex="11pt"/>
    </style:style>
    <style:style style:name="P49" style:parent-style-name="Standard" style:family="paragraph">
      <style:paragraph-properties fo:line-height="150%"/>
    </style:style>
    <style:style style:name="T50" style:parent-style-name="jlqj4b" style:family="text">
      <style:text-properties style:font-name="Liberation Sans" style:font-name-complex="Times New Roman" fo:font-size="11pt" style:font-size-asian="11pt" style:font-size-complex="11pt"/>
    </style:style>
    <style:style style:name="P51" style:parent-style-name="Standard" style:family="paragraph">
      <style:paragraph-properties fo:line-height="150%"/>
    </style:style>
    <style:style style:name="T52" style:parent-style-name="jlqj4b" style:family="text">
      <style:text-properties style:font-name="Liberation Sans" style:font-name-complex="Times New Roman" fo:font-size="11pt" style:font-size-asian="11pt" style:font-size-complex="11pt"/>
    </style:style>
    <style:style style:name="T53"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style:style>
    <style:style style:name="T54" style:parent-style-name="jlqj4b" style:family="text">
      <style:text-properties style:font-name="Liberation Sans" style:font-name-complex="Times New Roman" fo:color="#FF0000" fo:font-size="11pt" style:font-size-asian="11pt" style:font-size-complex="11pt"/>
    </style:style>
    <style:style style:name="T55" style:parent-style-name="jlqj4b" style:family="text">
      <style:text-properties style:font-name="Liberation Sans" style:font-name-complex="Times New Roman" fo:font-size="11pt" style:font-size-asian="11pt" style:font-size-complex="11pt"/>
    </style:style>
    <style:style style:name="P56" style:parent-style-name="Standard" style:family="paragraph">
      <style:paragraph-properties fo:line-height="150%"/>
      <style:text-properties style:font-name="Times New Roman" style:font-name-complex="Times New Roman"/>
    </style:style>
    <style:style style:name="P57" style:parent-style-name="Standard" style:family="paragraph">
      <style:paragraph-properties fo:line-height="150%"/>
    </style:style>
    <style:style style:name="T58" style:parent-style-name="jlqj4b" style:family="text">
      <style:text-properties style:font-name="Liberation Sans" style:font-name-complex="Times New Roman" fo:color="#780373" fo:font-size="14pt" style:font-size-asian="14pt" style:font-size-complex="14pt"/>
    </style:style>
    <style:style style:name="T59" style:parent-style-name="jlqj4b" style:family="text">
      <style:text-properties style:font-name="Liberation Sans" style:font-name-complex="Times New Roman" fo:color="#780373" fo:font-size="14pt" style:font-size-asian="14pt" style:font-size-complex="14pt"/>
    </style:style>
    <style:style style:name="P60" style:parent-style-name="Listenabsatz" style:list-style-name="WWNum15" style:family="paragraph">
      <style:paragraph-properties fo:line-height="150%"/>
    </style:style>
    <style:style style:name="T61" style:parent-style-name="jlqj4b" style:family="text">
      <style:text-properties style:font-name="Liberation Sans" style:font-name-complex="Times New Roman" fo:font-size="11pt" style:font-size-asian="11pt" style:font-size-complex="11pt"/>
    </style:style>
    <style:style style:name="P62" style:parent-style-name="Listenabsatz" style:list-style-name="WWNum15" style:family="paragraph">
      <style:paragraph-properties fo:line-height="150%"/>
    </style:style>
    <style:style style:name="T63" style:parent-style-name="jlqj4b" style:family="text">
      <style:text-properties style:font-name="Liberation Sans" style:font-name-complex="Times New Roman" fo:font-size="11pt" style:font-size-asian="11pt" style:font-size-complex="11pt"/>
    </style:style>
    <style:style style:name="P64" style:parent-style-name="Listenabsatz" style:list-style-name="WWNum15" style:family="paragraph">
      <style:paragraph-properties fo:line-height="150%"/>
    </style:style>
    <style:style style:name="T65" style:parent-style-name="jlqj4b" style:family="text">
      <style:text-properties style:font-name="Liberation Sans" style:font-name-complex="Times New Roman" fo:font-size="11pt" style:font-size-asian="11pt" style:font-size-complex="11pt"/>
    </style:style>
    <style:style style:name="P66" style:parent-style-name="Listenabsatz" style:list-style-name="WWNum15" style:family="paragraph">
      <style:paragraph-properties fo:line-height="150%"/>
    </style:style>
    <style:style style:name="T67" style:parent-style-name="jlqj4b" style:family="text">
      <style:text-properties style:font-name="Liberation Sans" style:font-name-complex="Times New Roman" fo:font-size="11pt" style:font-size-asian="11pt" style:font-size-complex="11pt"/>
    </style:style>
    <style:style style:name="P68" style:parent-style-name="Listenabsatz" style:list-style-name="WWNum15" style:family="paragraph">
      <style:paragraph-properties fo:line-height="150%"/>
    </style:style>
    <style:style style:name="T69" style:parent-style-name="jlqj4b" style:family="text">
      <style:text-properties style:font-name="Liberation Sans" style:font-name-complex="Times New Roman" fo:font-size="11pt" style:font-size-asian="11pt" style:font-size-complex="11pt"/>
    </style:style>
    <style:style style:name="P70" style:parent-style-name="Listenabsatz" style:list-style-name="WWNum15" style:family="paragraph">
      <style:paragraph-properties fo:line-height="150%"/>
    </style:style>
    <style:style style:name="T71" style:parent-style-name="jlqj4b" style:family="text">
      <style:text-properties style:font-name="Liberation Sans" style:font-name-complex="Times New Roman" fo:font-size="11pt" style:font-size-asian="11pt" style:font-size-complex="11pt"/>
    </style:style>
    <style:style style:name="T72" style:parent-style-name="jlqj4b" style:family="text">
      <style:text-properties style:font-name="Liberation Sans" style:font-name-complex="Times New Roman" fo:font-size="11pt" style:font-size-asian="11pt" style:font-size-complex="11pt"/>
    </style:style>
    <style:style style:name="P73" style:parent-style-name="Listenabsatz" style:list-style-name="WWNum15" style:family="paragraph">
      <style:paragraph-properties fo:line-height="150%"/>
    </style:style>
    <style:style style:name="T74" style:parent-style-name="jlqj4b" style:family="text">
      <style:text-properties style:font-name="Liberation Sans" style:font-name-complex="Times New Roman" fo:font-size="11pt" style:font-size-asian="11pt" style:font-size-complex="11pt"/>
    </style:style>
    <style:style style:name="P75" style:parent-style-name="Listenabsatz" style:list-style-name="WWNum15" style:family="paragraph">
      <style:paragraph-properties fo:line-height="150%"/>
    </style:style>
    <style:style style:name="T76" style:parent-style-name="jlqj4b" style:family="text">
      <style:text-properties style:font-name="Liberation Sans" style:font-name-complex="Times New Roman" fo:font-size="11pt" style:font-size-asian="11pt" style:font-size-complex="11pt"/>
    </style:style>
    <style:style style:name="P77" style:parent-style-name="Listenabsatz" style:list-style-name="WWNum15" style:family="paragraph">
      <style:paragraph-properties fo:line-height="150%"/>
    </style:style>
    <style:style style:name="T78" style:parent-style-name="jlqj4b" style:family="text">
      <style:text-properties style:font-name="Liberation Sans" style:font-name-complex="Times New Roman" fo:font-size="11pt" style:font-size-asian="11pt" style:font-size-complex="11pt"/>
    </style:style>
    <style:style style:name="T79" style:parent-style-name="jlqj4b" style:family="text">
      <style:text-properties style:font-name="Liberation Sans" style:font-name-complex="Times New Roman" fo:font-size="11pt" style:font-size-asian="11pt" style:font-size-complex="11pt"/>
    </style:style>
    <style:style style:name="P80" style:parent-style-name="Listenabsatz" style:family="paragraph">
      <style:paragraph-properties fo:line-height="150%" fo:margin-left="0.9833in">
        <style:tab-stops/>
      </style:paragraph-properties>
    </style:style>
    <style:style style:name="T81" style:parent-style-name="jlqj4b" style:family="text">
      <style:text-properties style:font-name="Liberation Sans" style:font-name-complex="Times New Roman" fo:font-size="11pt" style:font-size-asian="11pt" style:font-size-complex="11pt"/>
    </style:style>
    <style:style style:name="T82" style:parent-style-name="jlqj4b" style:family="text">
      <style:text-properties style:font-name="Liberation Sans" style:font-name-complex="Times New Roman" fo:font-size="11pt" style:font-size-asian="11pt" style:font-size-complex="11pt"/>
    </style:style>
    <style:style style:name="P83" style:parent-style-name="Listenabsatz" style:list-style-name="WWNum15" style:family="paragraph">
      <style:paragraph-properties fo:line-height="150%"/>
    </style:style>
    <style:style style:name="T84" style:parent-style-name="jlqj4b" style:family="text">
      <style:text-properties style:font-name="Liberation Sans" style:font-name-complex="Times New Roman" fo:font-size="11pt" style:font-size-asian="11pt" style:font-size-complex="11pt"/>
    </style:style>
    <style:style style:name="T85" style:parent-style-name="jlqj4b" style:family="text">
      <style:text-properties style:font-name="Liberation Sans" style:font-name-complex="Times New Roman" fo:font-size="11pt" style:font-size-asian="11pt" style:font-size-complex="11pt"/>
    </style:style>
    <style:style style:name="T86" style:parent-style-name="jlqj4b" style:family="text">
      <style:text-properties style:font-name="Liberation Sans" style:font-name-complex="Times New Roman" fo:font-size="11pt" style:font-size-asian="11pt" style:font-size-complex="11pt"/>
    </style:style>
    <style:style style:name="T87" style:parent-style-name="jlqj4b" style:family="text">
      <style:text-properties style:font-name="Liberation Sans" style:font-name-complex="Times New Roman" fo:font-size="11pt" style:font-size-asian="11pt" style:font-size-complex="11pt"/>
    </style:style>
    <style:style style:name="P88" style:parent-style-name="Standard" style:family="paragraph">
      <style:paragraph-properties fo:line-height="150%"/>
      <style:text-properties style:font-name="Times New Roman" style:font-name-complex="Times New Roman" fo:font-weight="bold" style:font-weight-asian="bold" fo:color="#595959" fo:font-size="14pt" style:font-size-asian="14pt" style:font-size-complex="14pt"/>
    </style:style>
    <style:style style:name="P89" style:parent-style-name="Standard" style:family="paragraph">
      <style:paragraph-properties fo:line-height="150%"/>
    </style:style>
    <style:style style:name="T90" style:parent-style-name="jlqj4b" style:family="text">
      <style:text-properties style:font-name="Liberation Sans" style:font-name-complex="Times New Roman" fo:color="#780373" fo:font-size="14pt" style:font-size-asian="14pt" style:font-size-complex="14pt"/>
    </style:style>
    <style:style style:name="P91" style:parent-style-name="Listenabsatz" style:list-style-name="WWNum15" style:family="paragraph">
      <style:paragraph-properties fo:line-height="150%"/>
    </style:style>
    <style:style style:name="T92" style:parent-style-name="jlqj4b" style:family="text">
      <style:text-properties style:font-name="Liberation Sans" style:font-name-complex="Times New Roman" fo:font-weight="bold" style:font-weight-asian="bold" fo:color="#595959" fo:font-size="11pt" style:font-size-asian="11pt" style:font-size-complex="11pt"/>
    </style:style>
    <style:style style:name="T93" style:parent-style-name="jlqj4b" style:family="text">
      <style:text-properties style:font-name="Liberation Sans" style:font-name-complex="Times New Roman" fo:font-size="11pt" style:font-size-asian="11pt" style:font-size-complex="11pt"/>
    </style:style>
    <style:style style:name="P94" style:parent-style-name="Listenabsatz" style:list-style-name="WWNum15" style:family="paragraph">
      <style:paragraph-properties fo:line-height="150%"/>
    </style:style>
    <style:style style:name="T95" style:parent-style-name="jlqj4b" style:family="text">
      <style:text-properties style:font-name="Liberation Sans" style:font-name-complex="Times New Roman" fo:font-size="11pt" style:font-size-asian="11pt" style:font-size-complex="11pt"/>
    </style:style>
    <style:style style:name="T96" style:parent-style-name="jlqj4b" style:family="text">
      <style:text-properties style:font-name="Liberation Sans" style:font-name-complex="Times New Roman" fo:font-size="11pt" style:font-size-asian="11pt" style:font-size-complex="11pt"/>
    </style:style>
    <style:style style:name="P97" style:parent-style-name="Listenabsatz" style:list-style-name="WWNum15" style:family="paragraph">
      <style:paragraph-properties fo:line-height="150%"/>
    </style:style>
    <style:style style:name="T98" style:parent-style-name="jlqj4b" style:family="text">
      <style:text-properties style:font-name="Liberation Sans" style:font-name-complex="Times New Roman" fo:font-size="11pt" style:font-size-asian="11pt" style:font-size-complex="11pt"/>
    </style:style>
    <style:style style:name="P99" style:parent-style-name="Listenabsatz" style:list-style-name="WWNum15" style:family="paragraph">
      <style:paragraph-properties fo:line-height="150%"/>
    </style:style>
    <style:style style:name="T100" style:parent-style-name="jlqj4b" style:family="text">
      <style:text-properties style:font-name="Liberation Sans" style:font-name-complex="Times New Roman" fo:font-size="11pt" style:font-size-asian="11pt" style:font-size-complex="11pt"/>
    </style:style>
    <style:style style:name="T101" style:parent-style-name="jlqj4b" style:family="text">
      <style:text-properties style:font-name="Liberation Sans" style:font-name-complex="Times New Roman" fo:font-size="11pt" style:font-size-asian="11pt" style:font-size-complex="11pt"/>
    </style:style>
    <style:style style:name="P102" style:parent-style-name="Listenabsatz" style:list-style-name="WWNum15" style:family="paragraph">
      <style:paragraph-properties fo:line-height="150%"/>
    </style:style>
    <style:style style:name="T103" style:parent-style-name="jlqj4b" style:family="text">
      <style:text-properties style:font-name="Liberation Sans" style:font-name-complex="Times New Roman" fo:font-size="11pt" style:font-size-asian="11pt" style:font-size-complex="11pt"/>
    </style:style>
    <style:style style:name="T104" style:parent-style-name="jlqj4b" style:family="text">
      <style:text-properties style:font-name="Liberation Sans" style:font-name-complex="Times New Roman" fo:font-size="11pt" style:font-size-asian="11pt" style:font-size-complex="11pt"/>
    </style:style>
    <style:style style:name="P105" style:parent-style-name="Listenabsatz" style:list-style-name="WWNum15" style:family="paragraph">
      <style:paragraph-properties fo:line-height="150%"/>
    </style:style>
    <style:style style:name="T106" style:parent-style-name="jlqj4b" style:family="text">
      <style:text-properties style:font-name="Liberation Sans" style:font-name-complex="Times New Roman" fo:font-size="11pt" style:font-size-asian="11pt" style:font-size-complex="11pt"/>
    </style:style>
    <style:style style:name="P107" style:parent-style-name="Listenabsatz" style:list-style-name="WWNum15" style:family="paragraph">
      <style:paragraph-properties fo:line-height="150%"/>
    </style:style>
    <style:style style:name="T108" style:parent-style-name="jlqj4b" style:family="text">
      <style:text-properties style:font-name="Liberation Sans" style:font-name-complex="Times New Roman" fo:font-size="11pt" style:font-size-asian="11pt" style:font-size-complex="11pt"/>
    </style:style>
    <style:style style:name="P109" style:parent-style-name="Listenabsatz" style:list-style-name="WWNum15" style:family="paragraph">
      <style:paragraph-properties fo:line-height="150%"/>
    </style:style>
    <style:style style:name="T110" style:parent-style-name="jlqj4b" style:family="text">
      <style:text-properties style:font-name="Liberation Sans" style:font-name-complex="Times New Roman" fo:font-size="11pt" style:font-size-asian="11pt" style:font-size-complex="11pt"/>
    </style:style>
    <style:style style:name="T111" style:parent-style-name="jlqj4b" style:family="text">
      <style:text-properties style:font-name="Liberation Sans" style:font-name-complex="Times New Roman" fo:font-size="11pt" style:font-size-asian="11pt" style:font-size-complex="11pt"/>
    </style:style>
    <style:style style:name="T112" style:parent-style-name="jlqj4b" style:family="text">
      <style:text-properties style:font-name="Liberation Sans" style:font-name-complex="Times New Roman" fo:font-size="11pt" style:font-size-asian="11pt" style:font-size-complex="11pt"/>
    </style:style>
    <style:style style:name="P113" style:parent-style-name="Listenabsatz" style:list-style-name="WWNum15" style:family="paragraph">
      <style:paragraph-properties fo:line-height="150%"/>
    </style:style>
    <style:style style:name="T114" style:parent-style-name="jlqj4b" style:family="text">
      <style:text-properties style:font-name="Liberation Sans" style:font-name-complex="Times New Roman" fo:font-size="11pt" style:font-size-asian="11pt" style:font-size-complex="11pt"/>
    </style:style>
    <style:style style:name="P115" style:parent-style-name="Listenabsatz" style:list-style-name="WWNum15" style:family="paragraph">
      <style:paragraph-properties fo:line-height="150%"/>
    </style:style>
    <style:style style:name="T116" style:parent-style-name="jlqj4b" style:family="text">
      <style:text-properties style:font-name="Liberation Sans" style:font-name-complex="Times New Roman" fo:font-size="11pt" style:font-size-asian="11pt" style:font-size-complex="11pt"/>
    </style:style>
    <style:style style:name="P117" style:parent-style-name="Listenabsatz" style:list-style-name="WWNum15" style:family="paragraph">
      <style:paragraph-properties fo:line-height="150%"/>
    </style:style>
    <style:style style:name="T118" style:parent-style-name="jlqj4b" style:family="text">
      <style:text-properties style:font-name="Liberation Sans" style:font-name-complex="Times New Roman" fo:font-style="italic" style:font-style-asian="italic" fo:font-size="11pt" style:font-size-asian="11pt" style:font-size-complex="11pt"/>
    </style:style>
    <style:style style:name="T119" style:parent-style-name="jlqj4b" style:family="text">
      <style:text-properties style:font-name="Liberation Sans" style:font-name-complex="Times New Roman" fo:font-size="11pt" style:font-size-asian="11pt" style:font-size-complex="11pt"/>
    </style:style>
    <style:style style:name="T120" style:parent-style-name="jlqj4b" style:family="text">
      <style:text-properties style:font-name="Liberation Sans" style:font-name-complex="Times New Roman" fo:font-style="italic" style:font-style-asian="italic" fo:font-size="11pt" style:font-size-asian="11pt" style:font-size-complex="11pt"/>
    </style:style>
    <style:style style:name="T121" style:parent-style-name="jlqj4b" style:family="text">
      <style:text-properties style:font-name="Liberation Sans" style:font-name-complex="Times New Roman" fo:font-size="11pt" style:font-size-asian="11pt" style:font-size-complex="11pt"/>
    </style:style>
    <style:style style:name="T122" style:parent-style-name="jlqj4b" style:family="text">
      <style:text-properties style:font-name="Liberation Sans" style:font-name-complex="Times New Roman" fo:font-style="italic" style:font-style-asian="italic" fo:font-size="11pt" style:font-size-asian="11pt" style:font-size-complex="11pt"/>
    </style:style>
    <style:style style:name="T123" style:parent-style-name="jlqj4b" style:family="text">
      <style:text-properties style:font-name="Liberation Sans" style:font-name-complex="Times New Roman" fo:font-size="11pt" style:font-size-asian="11pt" style:font-size-complex="11pt"/>
    </style:style>
    <style:style style:name="T124" style:parent-style-name="jlqj4b" style:family="text">
      <style:text-properties style:font-name="Liberation Sans" style:font-name-complex="Times New Roman" fo:font-size="11pt" style:font-size-asian="11pt" style:font-size-complex="11pt"/>
    </style:style>
    <style:style style:name="P125" style:parent-style-name="Listenabsatz" style:list-style-name="WWNum15" style:family="paragraph">
      <style:paragraph-properties fo:line-height="150%"/>
    </style:style>
    <style:style style:name="T126" style:parent-style-name="jlqj4b" style:family="text">
      <style:text-properties style:font-name="Liberation Sans" style:font-name-complex="Times New Roman" fo:font-size="11pt" style:font-size-asian="11pt" style:font-size-complex="11pt"/>
    </style:style>
    <style:style style:name="T127" style:parent-style-name="jlqj4b" style:family="text">
      <style:text-properties style:font-name="Liberation Sans" style:font-name-complex="Times New Roman" fo:font-size="11pt" style:font-size-asian="11pt" style:font-size-complex="11pt"/>
    </style:style>
    <style:style style:name="T128"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style:style>
    <style:style style:name="T129" style:parent-style-name="jlqj4b" style:family="text">
      <style:text-properties style:font-name="Liberation Sans" style:font-name-complex="Times New Roman" fo:font-size="11pt" style:font-size-asian="11pt" style:font-size-complex="11pt"/>
    </style:style>
    <style:style style:name="P130" style:parent-style-name="Listenabsatz" style:list-style-name="WWNum15" style:family="paragraph">
      <style:paragraph-properties fo:line-height="150%"/>
    </style:style>
    <style:style style:name="T131" style:parent-style-name="jlqj4b" style:family="text">
      <style:text-properties style:font-name="Liberation Sans" style:font-name-complex="Times New Roman" fo:font-size="11pt" style:font-size-asian="11pt" style:font-size-complex="11pt"/>
    </style:style>
    <style:style style:name="T132" style:parent-style-name="jlqj4b" style:family="text">
      <style:text-properties style:font-name="Liberation Sans" style:font-name-complex="Times New Roman" fo:font-size="11pt" style:font-size-asian="11pt" style:font-size-complex="11pt"/>
    </style:style>
    <style:style style:name="P133" style:parent-style-name="Listenabsatz" style:list-style-name="WWNum15" style:family="paragraph">
      <style:paragraph-properties fo:line-height="150%"/>
    </style:style>
    <style:style style:name="T134" style:parent-style-name="jlqj4b" style:family="text">
      <style:text-properties style:font-name="Liberation Sans" style:font-name-complex="Times New Roman" fo:font-size="11pt" style:font-size-asian="11pt" style:font-size-complex="11pt"/>
    </style:style>
    <style:style style:name="T135" style:parent-style-name="jlqj4b" style:family="text">
      <style:text-properties style:font-name="Liberation Sans" style:font-name-complex="Times New Roman" fo:font-size="11pt" style:font-size-asian="11pt" style:font-size-complex="11pt"/>
    </style:style>
    <style:style style:name="T136" style:parent-style-name="jlqj4b" style:family="text">
      <style:text-properties style:font-name="Liberation Sans" style:font-name-complex="Times New Roman" fo:font-style="italic" style:font-style-asian="italic" fo:font-size="11pt" style:font-size-asian="11pt" style:font-size-complex="11pt"/>
    </style:style>
    <style:style style:name="T137" style:parent-style-name="jlqj4b" style:family="text">
      <style:text-properties style:font-name="Liberation Sans" style:font-name-complex="Times New Roman" fo:font-size="11pt" style:font-size-asian="11pt" style:font-size-complex="11pt"/>
    </style:style>
    <style:style style:name="T138" style:parent-style-name="jlqj4b" style:family="text">
      <style:text-properties style:font-name="Liberation Sans" style:font-name-complex="Times New Roman" fo:font-size="11pt" style:font-size-asian="11pt" style:font-size-complex="11pt"/>
    </style:style>
    <style:style style:name="P139" style:parent-style-name="Listenabsatz" style:list-style-name="WWNum15" style:family="paragraph">
      <style:paragraph-properties fo:line-height="150%"/>
    </style:style>
    <style:style style:name="T140" style:parent-style-name="jlqj4b" style:family="text">
      <style:text-properties style:font-name="Liberation Sans" style:font-name-complex="Times New Roman" fo:font-size="11pt" style:font-size-asian="11pt" style:font-size-complex="11pt"/>
    </style:style>
    <style:style style:name="T141" style:parent-style-name="jlqj4b" style:family="text">
      <style:text-properties style:font-name="Liberation Sans" style:font-name-complex="Times New Roman" fo:font-size="11pt" style:font-size-asian="11pt" style:font-size-complex="11pt"/>
    </style:style>
    <style:style style:name="P142" style:parent-style-name="Standard" style:family="paragraph">
      <style:paragraph-properties fo:line-height="150%"/>
      <style:text-properties style:font-name="Liberation Sans" style:font-name-complex="Times New Roman" fo:font-weight="bold" style:font-weight-asian="bold" fo:color="#595959" fo:font-size="11pt" style:font-size-asian="11pt" style:font-size-complex="11pt"/>
    </style:style>
    <style:style style:name="P143" style:parent-style-name="Standard" style:family="paragraph">
      <style:paragraph-properties fo:line-height="150%" fo:margin-left="0.25in">
        <style:tab-stops/>
      </style:paragraph-properties>
    </style:style>
    <style:style style:name="T144" style:parent-style-name="Absatz-Standardschriftart" style:family="text">
      <style:text-properties style:font-name="Liberation Sans" style:font-name-complex="Times New Roman" fo:color="#780373" fo:font-size="14pt" style:font-size-asian="14pt" style:font-size-complex="14pt"/>
    </style:style>
    <style:style style:name="P145" style:parent-style-name="Standard" style:family="paragraph">
      <style:paragraph-properties fo:line-height="150%" fo:margin-left="0.25in">
        <style:tab-stops/>
      </style:paragraph-properties>
      <style:text-properties style:font-name="Liberation Sans" fo:color="#780373" fo:font-size="14pt" style:font-size-asian="14pt" style:font-size-complex="14pt"/>
    </style:style>
    <style:style style:name="P146" style:parent-style-name="Standard" style:family="paragraph">
      <style:paragraph-properties fo:line-height="150%" fo:margin-left="0.25in">
        <style:tab-stops/>
      </style:paragraph-properties>
    </style:style>
    <style:style style:name="T147" style:parent-style-name="Absatz-Standardschriftart" style:family="text">
      <style:text-properties style:font-name="Liberation Sans" style:font-name-complex="Times New Roman" fo:font-size="11pt" style:font-size-asian="11pt" style:font-size-complex="11pt"/>
    </style:style>
    <style:style style:name="T148" style:parent-style-name="Absatz-Standardschriftart" style:family="text">
      <style:text-properties style:font-name="Liberation Sans" style:font-name-complex="Times New Roman" fo:font-size="11pt" style:font-size-asian="11pt" style:font-size-complex="11pt"/>
    </style:style>
    <style:style style:name="T149" style:parent-style-name="Absatz-Standardschriftart" style:family="text">
      <style:text-properties style:font-name="Liberation Sans" style:font-name-complex="Times New Roman" fo:font-size="11pt" style:font-size-asian="11pt" style:font-size-complex="11pt"/>
    </style:style>
    <style:style style:name="T150" style:parent-style-name="Absatz-Standardschriftart" style:family="text">
      <style:text-properties style:font-name="Liberation Sans" style:font-name-complex="Times New Roman" fo:font-weight="bold" style:font-weight-asian="bold" fo:font-size="11pt" style:font-size-asian="11pt" style:font-size-complex="11pt"/>
    </style:style>
    <style:style style:name="T151" style:parent-style-name="Absatz-Standardschriftart" style:family="text">
      <style:text-properties style:font-name="Liberation Sans" style:font-name-complex="Times New Roman" fo:font-size="11pt" style:font-size-asian="11pt" style:font-size-complex="11pt"/>
    </style:style>
    <style:style style:name="P152"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P153" style:parent-style-name="Standard" style:family="paragraph">
      <style:paragraph-properties fo:line-height="150%" fo:margin-left="0.25in">
        <style:tab-stops/>
      </style:paragraph-properties>
      <style:text-properties style:font-name="Liberation Sans" style:font-name-complex="Times New Roman" fo:font-size="11pt" style:font-size-asian="11pt" style:font-size-complex="11pt"/>
    </style:style>
    <style:style style:name="P154" style:parent-style-name="Standard" style:family="paragraph">
      <style:paragraph-properties fo:line-height="150%" fo:margin-left="0.25in">
        <style:tab-stops/>
      </style:paragraph-properties>
      <style:text-properties style:font-name="Liberation Sans" style:font-name-complex="Times New Roman" fo:font-size="11pt" style:font-size-asian="11pt" style:font-size-complex="11pt"/>
    </style:style>
    <style:style style:name="P155" style:parent-style-name="Standard" style:family="paragraph">
      <style:paragraph-properties fo:line-height="150%" fo:margin-left="0.25in">
        <style:tab-stops/>
      </style:paragraph-properties>
    </style:style>
    <style:style style:name="T156" style:parent-style-name="Absatz-Standardschriftart" style:family="text">
      <style:text-properties style:font-name="Liberation Sans" style:font-name-complex="Times New Roman" fo:font-size="11pt" style:font-size-asian="11pt" style:font-size-complex="11pt"/>
    </style:style>
    <style:style style:name="T157" style:parent-style-name="Absatz-Standardschriftart"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style:style>
    <style:style style:name="T158" style:parent-style-name="Absatz-Standardschriftart" style:family="text">
      <style:text-properties style:font-name="Liberation Sans" style:font-name-complex="Times New Roman" fo:font-size="11pt" style:font-size-asian="11pt" style:font-size-complex="11pt"/>
    </style:style>
    <style:style style:name="T159" style:parent-style-name="Absatz-Standardschriftart" style:family="text">
      <style:text-properties style:font-name="Liberation Sans" style:font-name-complex="Times New Roman" fo:font-size="11pt" style:font-size-asian="11pt" style:font-size-complex="11pt"/>
    </style:style>
    <style:style style:name="P160"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P161" style:parent-style-name="Listenabsatz" style:list-style-name="WWNum15" style:family="paragraph">
      <style:paragraph-properties fo:line-height="150%"/>
    </style:style>
    <style:style style:name="T162" style:parent-style-name="Absatz-Standardschriftart" style:family="text">
      <style:text-properties style:font-name="Liberation Sans" fo:font-weight="bold" style:font-weight-asian="bold" fo:font-size="11pt" style:font-size-asian="11pt" style:font-size-complex="11pt"/>
    </style:style>
    <style:style style:name="T163" style:parent-style-name="Absatz-Standardschriftart" style:family="text">
      <style:text-properties style:font-name="Liberation Sans" fo:font-size="11pt" style:font-size-asian="11pt" style:font-size-complex="11pt"/>
    </style:style>
    <style:style style:name="T164" style:parent-style-name="Absatz-Standardschriftart" style:family="text">
      <style:text-properties style:font-name="Liberation Sans" fo:font-size="11pt" style:font-size-asian="11pt" style:font-size-complex="11pt"/>
    </style:style>
    <style:style style:name="P165" style:parent-style-name="Listenabsatz" style:family="paragraph">
      <style:paragraph-properties fo:line-height="150%"/>
      <style:text-properties style:font-name="Liberation Sans" fo:font-size="11pt" style:font-size-asian="11pt" style:font-size-complex="11pt"/>
    </style:style>
    <style:style style:name="P166" style:parent-style-name="Listenabsatz" style:list-style-name="WWNum15" style:family="paragraph">
      <style:paragraph-properties fo:line-height="150%"/>
      <style:text-properties style:font-name="Liberation Sans" fo:font-size="11pt" style:font-size-asian="11pt" style:font-size-complex="11pt"/>
    </style:style>
    <style:style style:name="P167" style:parent-style-name="Listenabsatz" style:family="paragraph">
      <style:paragraph-properties fo:line-height="150%"/>
      <style:text-properties style:font-name="Liberation Sans" fo:font-size="11pt" style:font-size-asian="11pt" style:font-size-complex="11pt"/>
    </style:style>
    <style:style style:name="P168" style:parent-style-name="Listenabsatz" style:list-style-name="WWNum15" style:family="paragraph">
      <style:paragraph-properties fo:line-height="150%"/>
    </style:style>
    <style:style style:name="T169" style:parent-style-name="Absatz-Standardschriftart" style:family="text">
      <style:text-properties style:font-name="Liberation Sans" fo:font-weight="bold" style:font-weight-asian="bold" fo:font-size="11pt" style:font-size-asian="11pt" style:font-size-complex="11pt"/>
    </style:style>
    <style:style style:name="T170" style:parent-style-name="Absatz-Standardschriftart" style:family="text">
      <style:text-properties style:font-name="Liberation Sans" fo:font-size="11pt" style:font-size-asian="11pt" style:font-size-complex="11pt"/>
    </style:style>
    <style:style style:name="P171" style:parent-style-name="Standard" style:family="paragraph">
      <style:text-properties fo:font-weight="bold" style:font-weight-asian="bold" fo:color="#7030A0" fo:font-size="14pt" style:font-size-asian="14pt" style:font-size-complex="14pt"/>
    </style:style>
  </office:automatic-styles>
  <office:body>
    <office:text text:use-soft-page-breaks="true">
      <text:p text:style-name="P1"><text:span text:style-name="T2"><text:s text:c="4"/>9. Trouble Shooting<text:s/></text:span><text:span text:style-name="T3"><text:s text:c="55"/></text:span><text:span text:style-name="T4">V.14</text:span></text:p>
      <text:p text:style-name="P5"/>
      <text:p text:style-name="P6"><text:span text:style-name="T7"><text:s text:c="4"/>9.1 <text:s text:c="3"/>How to get back into Hybrid Closed Loop</text:span></text:p>
      <text:p text:style-name="P8"/>
      <text:p text:style-name="P9"><text:span text:style-name="T10">You can go back to bolussing for meals and<text:s/></text:span><text:span text:style-name="T11">making carb inputs again at any time just by<text:s/></text:span></text:p>
      <text:list text:style-name="LFO3" text:continue-numbering="true">
        <text:list-item>
          <text:p text:style-name="P12"><text:span text:style-name="T13">going into AAPS Preferences/OpenAPS SMB/autoISF and switch „Enable ISF adaptation by glucose behaviour“ OFF.<text:s/></text:span></text:p>
        </text:list-item>
      </text:list>
      <text:p text:style-name="P14"><text:span text:style-name="T15">You might need to re-install your insulin button via AAPS Preferences/Overview/Buttons <text:s/></text:span></text:p>
      <text:list text:style-name="LFO3" text:continue-numbering="true">
        <text:list-item>
          <text:p text:style-name="P16"><text:span text:style-name="T17">pressing on</text:span><text:span text:style-name="T18"><text:s/>the<text:s/></text:span><text:span text:style-name="T19">violet Full Closed Loop circle</text:span><text:span text:style-name="T20"><text:s/>and select the green Hybrid Closed Loop circle<text:s/></text:span><text:span text:style-name="T21">(easier, if that user interface is already included).</text:span></text:p>
        </text:list-item>
      </text:list>
      <text:p text:style-name="P22"><text:span text:style-name="T23">This will automatically bring back your buttons “Insulin, Calculator…” <text:s/>you always had at the bottom of your AAPS HCL m</text:span><text:span text:style-name="T24">ain screen<text:s/></text:span></text:p>
      <text:p text:style-name="P25"/>
      <text:p text:style-name="P26"><text:span text:style-name="T27">Be aware that now it is again up to you to bolus for meals</text:span></text:p>
      <text:p text:style-name="P28"/>
      <text:p text:style-name="P29"><text:span text:style-name="T30">It can also be wise, especially in your initial months, to do FCL only for certain meal <text:s/>time slots, and use an<text:s/></text:span><text:span text:style-name="T31">Automation</text:span><text:span text:style-name="T32"><text:s/>that shuts down<text:s/></text:span></text:p>
      <text:list text:style-name="LFO3" text:continue-numbering="true">
        <text:list-item>
          <text:p text:style-name="P33"><text:span text:style-name="T34">either bgAccel_ISF utilization,<text:s/></text:span></text:p>
        </text:list-item>
        <text:list-item>
          <text:p text:style-name="P35"><text:span text:style-name="T36">or all of<text:s/></text:span><text:span text:style-name="T37">autoISF _ISF modulations („Enable ISF adaptation by glucose behaviour“) for the rest of the 24 hour period. <text:s text:c="104"/>In that case, the loop button will automatic</text:span><text:span text:style-name="T38">ally adjust its color violet &lt;-&gt; green to show which state your loop operates under<text:s/></text:span><text:span text:style-name="T39">(if that user interface is already included).</text:span><text:span text:style-name="T40">.</text:span></text:p>
        </text:list-item>
      </text:list>
      <text:p text:style-name="P41"><text:span text:style-name="T42">For instance, it is perfectly possible, without any extra steps involved, to do FCL only for dinners, while breakfast and lun</text:span><text:span text:style-name="T43">ch are done in hybrid closed loop as you are used to.</text:span></text:p>
      <text:p text:style-name="P44"/>
      <text:p text:style-name="P45"><text:span text:style-name="T46"><text:s text:c="4"/>9.2 <text:s text:c="2"/>Are the pre-conditions for FCL still given?</text:span></text:p>
      <text:p text:style-name="P47"><text:span text:style-name="T48"><text:s text:c="7"/>* Is the basic profile still correct?</text:span></text:p>
      <text:p text:style-name="P49"><text:span text:style-name="T50"><text:s text:c="6"/>* Has the CGM quality deteriorated?</text:span></text:p>
      <text:p text:style-name="P51"><text:span text:style-name="T52"><text:s text:c="6"/>* etc (see<text:s/></text:span><text:span text:style-name="T53">section 1</text:span><text:span text:style-name="T54"><text:s/></text:span><text:span text:style-name="T55">pre-requisites) <text:s/></text:span></text:p>
      <text:p text:style-name="P56"/>
      <text:p text:style-name="P57"><text:span text:style-name="T58"><text:s text:c="4"/>9.3 <text:s/></text:span><text:span text:style-name="T59">Glucose goes too high</text:span></text:p>
      <text:list text:style-name="WWNum15">
        <text:list-item>
          <text:p text:style-name="P60"><text:span text:style-name="T61">Meals are not recognized asap</text:span></text:p>
          <text:list text:continue-numbering="true">
            <text:list-item>
              <text:p text:style-name="P62"><text:span text:style-name="T63">Check regarding Bluetooth (in)stability</text:span></text:p>
            </text:list-item>
            <text:list-item>
              <text:p text:style-name="P64"><text:span text:style-name="T65">Check whether you could set smaller deltas to trigger first SMB</text:span></text:p>
            </text:list-item>
            <text:list-item>
              <text:p text:style-name="P66"><text:span text:style-name="T67">Experiment with an aperetif, soup a couple of minutes before meal start</text:span></text:p>
            </text:list-item>
          </text:list>
        </text:list-item>
        <text:list-item>
          <text:p text:style-name="P68"><text:span text:style-name="T69">SMBs are too weak</text:span></text:p>
          <text:list text:continue-numbering="true">
            <text:list-item>
              <text:p text:style-name="P70"><text:span text:style-name="T71">Check acce</text:span><text:span text:style-name="T72">leration detection</text:span></text:p>
            </text:list-item>
            <text:list-item>
              <text:p text:style-name="P73"><text:span text:style-name="T74">Check (real-time) in SMB tab what “safety” setting limits allowed SMB size <text:s/></text:span></text:p>
            </text:list-item>
            <text:list-item>
              <text:p text:style-name="P75"><text:span text:style-name="T76">Check (real-time) in SMB tab whether bgAccel_ISF_weight or pp_ISF_weight should be set bigger</text:span></text:p>
            </text:list-item>
          </text:list>
        </text:list-item>
        <text:list-item>
          <text:p text:style-name="P77"><text:span text:style-name="T78">If the tail of insulin activity already pushes you close to a hypo</text:span><text:span text:style-name="T79">, and you do not find ways to get the sizeable SMBs earlier, you may have to live with the temporary high, or adjust your diet. <text:s/></text:span></text:p>
        </text:list-item>
      </text:list>
      <text:p text:style-name="P80"><text:span text:style-name="T81">Some users also resort to using a small pre-bolus in their “FCL”. However, this interferes with how glucose curve and hence de</text:span><text:span text:style-name="T82">tection of rises and triggered SMBs behave, and is therefore not easy to implement with convincing overall benefit.</text:span></text:p>
      <text:list text:style-name="WWNum15" text:continue-numbering="true">
        <text:list-item>
          <text:p text:style-name="P83"><text:span text:style-name="T84">An important observation by pilot users was, that how your glucose and iob curves approach meal start matters a lot regarding how you peak f</text:span><text:span text:style-name="T85">rom carbs:</text:span><text:span text:style-name="T86"><text:line-break/></text:span><text:span text:style-name="T87">Going down (e.g. towards a set EatingSoonTT), building some iob, and curving already towards strong positive acceleration seems very helpful to keep peaks low.</text:span></text:p>
        </text:list-item>
      </text:list>
      <text:p text:style-name="P88"/>
      <text:p text:style-name="P89"><text:span text:style-name="T90"><text:s text:c="4"/>9.4 <text:s text:c="2"/>Glucose goes too low</text:span></text:p>
      <text:list text:style-name="WWNum15" text:continue-numbering="true">
        <text:list-item>
          <text:p text:style-name="P91"><text:span text:style-name="T92">M</text:span><text:span text:style-name="T93">eals are falsely recognized</text:span></text:p>
          <text:list text:continue-numbering="true">
            <text:list-item>
              <text:p text:style-name="P94"><text:span text:style-name="T95">Check whether this occur</text:span><text:span text:style-name="T96">s outside of usual meal times and can be averted by e.g. setting an odd profile target for that time of day.</text:span></text:p>
            </text:list-item>
            <text:list-item>
              <text:p text:style-name="P97"><text:span text:style-name="T98">Check whether your bg_Accel_ISF driven first SMBs are too big and lead to too much iob when the bg rise turns out just a temporary bumb.</text:span></text:p>
            </text:list-item>
            <text:list-item>
              <text:p text:style-name="P99"><text:span text:style-name="T100">Try to exc</text:span><text:span text:style-name="T101">lude the problematic situation via an Automation that, for a couple of minutes only, sets an odd TT and thus prevents a SMB. <text:s/></text:span></text:p>
            </text:list-item>
            <text:list-item>
              <text:p text:style-name="P102"><text:span text:style-name="T103">To prevent snacks from triggering SMBs as for a meal, use the FCL cockpit for an appropriate temp. setting (low iobTH ;or odd TT<text:s/></text:span><text:span text:style-name="T104">for SMBs off; or pre-set “snk” button).</text:span></text:p>
            </text:list-item>
          </text:list>
        </text:list-item>
        <text:list-item>
          <text:p text:style-name="P105"><text:span text:style-name="T106">SMBs deliver overall too much insulin</text:span></text:p>
          <text:soft-page-break/>
          <text:list text:continue-numbering="true">
            <text:list-item>
              <text:p text:style-name="P107"><text:span text:style-name="T108">Check (real-time) in SMB tab whether SMB range extention or autoISF_MAX should be set smaller</text:span></text:p>
            </text:list-item>
            <text:list-item>
              <text:p text:style-name="P109"><text:span text:style-name="T110">Check (real-time) in SMB tab which of the autoISF …_weight should be dialled in<text:s/></text:span><text:span text:style-name="T111">smaller . Often it will be a too strong dura_ISF. However, that one inheritantly gets stronger with higher and longer lasting highs. Therefore the best remedy is to first try to be more aggressive before, in the glucose rise phase and limit height and dura</text:span><text:span text:style-name="T112">tion of the high, then tweak the dura_ISF_weight (downwards).</text:span></text:p>
            </text:list-item>
            <text:list-item>
              <text:p text:style-name="P113"><text:span text:style-name="T114">SMB delivery ratio probably can be set smaller. Note in this case, it works across the bord for all SMBs (all time slots),</text:span></text:p>
            </text:list-item>
          </text:list>
        </text:list-item>
        <text:list-item>
          <text:p text:style-name="P115"><text:span text:style-name="T116">Problems with insulin “tail” after meals</text:span></text:p>
          <text:list text:continue-numbering="true">
            <text:list-item>
              <text:p text:style-name="P117"><text:span text:style-name="T118">See</text:span><text:span text:style-name="T119"><text:s/></text:span><text:span text:style-name="T120">2 bullet points higher</text:span><text:span text:style-name="T121"><text:s/></text:span><text:span text:style-name="T122">up</text:span><text:span text:style-name="T123">:</text:span><text:span text:style-name="T124"><text:s/>dura_ISF tuned too strong?</text:span></text:p>
            </text:list-item>
            <text:list-item>
              <text:p text:style-name="P125"><text:span text:style-name="T126">You may need to take a snack (seeing hypo prediction) or glucose tablets (if already in hypo zone). But note that the grams of carbs required that the loop might tell you at some point are very likely exaggerated as the loop has</text:span><text:span text:style-name="T127"><text:s/>no info *) on your carb intake (while you may be able to guess how much more, incl. from fats and proteins) is still waiting to be absorbed. ( *)The loop makes assumptions based on past minutes carb deviations, see reference given in<text:s/></text:span><text:span text:style-name="T128">section 4.5</text:span><text:span text:style-name="T129">)</text:span></text:p>
            </text:list-item>
            <text:list-item>
              <text:p text:style-name="P130"><text:span text:style-name="T131">A valuea</text:span><text:span text:style-name="T132">ble information would be whether the problem originates mostly in the bg rise phase already. Then setting a lower iobTH might be an easy remedy.</text:span></text:p>
            </text:list-item>
            <text:list-item>
              <text:p text:style-name="P133"><text:span text:style-name="T134">If the need for additional carbs happens frequently, note down how many grams were needed (not counting what yo</text:span><text:span text:style-name="T135">u eventually took too much which required extra insulin again). Then use your profile IC value to estimate how much insulin<text:s/></text:span><text:span text:style-name="T136">less</text:span><text:span text:style-name="T137"><text:s/>the SMBs should have delivered, and go with this info into your tuning (regarding the % profile in the Automations, or maybe al</text:span><text:span text:style-name="T138">so your set iobTH). This may relate to the SMBs given when glucose was high, or also extend regarding the SMBs during the glucose rise.</text:span></text:p>
            </text:list-item>
            <text:list-item>
              <text:p text:style-name="P139"><text:span text:style-name="T140">It could well be that you simply have to accept higher glucose peaks for not going low. Or change diet to something with</text:span><text:span text:style-name="T141"><text:s/>lower amounts of carbs, and higher amount of protein and fats.</text:span></text:p>
            </text:list-item>
          </text:list>
        </text:list-item>
      </text:list>
      <text:p text:style-name="P142"/>
      <text:p text:style-name="P143"><text:span text:style-name="T144"><text:s text:c="4"/>9.5 <text:s/>Staying out of Trouble…</text:span></text:p>
      <text:p text:style-name="P145"/>
      <text:p text:style-name="P146"><text:span text:style-name="T147">In closing this chapter we like to remind everyone that interfering with a closed loop should be kept at a minimum. Also, „optimizing“ parameters for just on</text:span><text:span text:style-name="T148">e specific meal type or other<text:s/></text:span><text:soft-page-break/><text:span text:style-name="T149">experience is a<text:s/></text:span><text:span text:style-name="T150">flawed „fine-tuning“ concept</text:span><text:span text:style-name="T151"><text:s/>when you are in FCL, and can easy backfire. What we want is settings that get us „good-enough“ through (nearly) all scenarios in our personal everyday lifes.</text:span></text:p>
      <text:p text:style-name="P152"/>
      <text:p text:style-name="P153">This is a good time to<text:s/>throw in a reminder, where the real world of T1Ds stands, and the consensus in the medical community, regarding desirable %TIR (or HbA1c, as only a minority would have TIR data).<text:s/></text:p>
      <text:p text:style-name="P154"/>
      <text:p text:style-name="P155"><text:span text:style-name="T156">Weigh for yourself what it is that<text:s/></text:span><text:span text:style-name="T157">you</text:span><text:span text:style-name="T158"><text:s/>try to achieve. For instance,<text:s/></text:span><text:span text:style-name="T159">80%TIR was reached in a study even with a much simpler FCL (AAPS with Automations, Fiasp, no autoISF), and no meal announcements whatsoever.</text:span></text:p>
      <text:p text:style-name="P160"/>
      <text:list text:style-name="WWNum15" text:continue-numbering="true">
        <text:list-item>
          <text:p text:style-name="P161"><text:span text:style-name="T162">Do the basics right, keep it simple.<text:s/></text:span><text:span text:style-name="T163">Resist the temptation to embark always on the latest craze without knowing ho</text:span><text:span text:style-name="T164">w extra features might topple your carefully set balance.</text:span></text:p>
        </text:list-item>
      </text:list>
      <text:p text:style-name="P165"/>
      <text:list text:style-name="WWNum15" text:continue-numbering="true">
        <text:list-item>
          <text:p text:style-name="P166">Learn to use FCL in some times, and not in others that you believe may be too challenging, or you have already a bad experience with (and no time, interest, skill, to resolve it for now. That is fine, too.).</text:p>
        </text:list-item>
      </text:list>
      <text:p text:style-name="P167"/>
      <text:list text:style-name="WWNum15" text:continue-numbering="true">
        <text:list-item>
          <text:p text:style-name="P168"><text:span text:style-name="T169">Relax and enjoy</text:span><text:span text:style-name="T170"><text:s/>as/when/while good-enough. „Just eat!“</text:span></text:p>
        </text:list-item>
      </text:list>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jlqj4b" style:display-name="jlqj4b" style:family="text" style:parent-style-name="Absatz-Standardschriftart"/>
    <style:style style:name="ListLabel88" style:display-name="ListLabel 88" style:family="text">
      <style:text-properties style:font-name="Times New Roman" style:font-name-asian="Times New Roman" style:font-name-complex="Times New Roman" fo:font-weight="bold" style:font-weight-asian="bold" fo:font-size="12pt" style:font-size-asian="12pt"/>
    </style:style>
    <style:style style:name="ListLabel89" style:display-name="ListLabel 89" style:family="text">
      <style:text-properties style:font-name="Times New Roman" style:font-name-asian="Times New Roman" style:font-name-complex="Courier New" fo:font-weight="bold" style:font-weight-asian="bold" fo:font-size="12pt" style:font-size-asian="12pt"/>
    </style:style>
    <style:style style:name="ListLabel90" style:display-name="ListLabel 90" style:family="text">
      <style:text-properties style:font-name-complex="Wingdings"/>
    </style:style>
    <style:style style:name="ListLabel91" style:display-name="ListLabel 91" style:family="text">
      <style:text-properties style:font-name-complex="Symbol"/>
    </style:style>
    <style:style style:name="ListLabel92" style:display-name="ListLabel 92" style:family="text">
      <style:text-properties style:font-name-complex="Courier New" fo:font-weight="bold" style:font-weight-asian="bold" fo:font-size="12pt" style:font-size-asian="12pt"/>
    </style:style>
    <style:style style:name="ListLabel93" style:display-name="ListLabel 93" style:family="text">
      <style:text-properties style:font-name-complex="Wingdings"/>
    </style:style>
    <style:style style:name="ListLabel94" style:display-name="ListLabel 94" style:family="text">
      <style:text-properties style:font-name-complex="Symbol"/>
    </style:style>
    <style:style style:name="ListLabel95" style:display-name="ListLabel 95" style:family="text">
      <style:text-properties style:font-name-complex="Courier New" fo:font-weight="bold" style:font-weight-asian="bold" fo:font-size="12pt" style:font-size-asian="12pt"/>
    </style:style>
    <style:style style:name="ListLabel96" style:display-name="ListLabel 96" style:family="text">
      <style:text-properties style:font-name-complex="Wingdings"/>
    </style:style>
    <style:style style:name="Zeilennummer" style:display-name="Zeilennummer" style:family="text" style:parent-style-name="Absatz-Standardschriftart"/>
    <text:list-style style:name="WWNum14" style:display-name="WWNum1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complex="Times New Roman"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5" style:display-name="WWNum1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NSimSun" style:font-name-complex="Times New Roman" fo:font-style="normal" style:font-style-asian="normal" style:use-window-font-color="true"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text:linenumbering-configuration text:increment="1" text:offset="0.12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5T17:56:00Z</meta:creation-date>
    <dc:date>2023-12-05T17:56:00Z</dc:date>
    <meta:template xlink:href="Normal.dotm" xlink:type="simple"/>
    <meta:editing-cycles>2</meta:editing-cycles>
    <meta:editing-duration>PT0S</meta:editing-duration>
    <meta:document-statistic meta:page-count="4" meta:paragraph-count="13" meta:word-count="943" meta:character-count="6877" meta:row-count="49" meta:non-whitespace-character-count="5947"/>
  </office:meta>
</office:document-meta>
</file>